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3.9063in" svg:height="6.0606in" svg:x="1.9075in" svg:y="0.378in">
            <draw:object draw:notify-on-update-of-ranges="Sheet1.A1:Sheet1.A2048 Sheet1.B1:Sheet1.B204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07T14:59:32.664856686</dc:date>
    <dc:creator>Marcin Naw</dc:creator>
    <meta:document-statistic meta:table-count="1" meta:cell-count="8192" meta:object-count="1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323cm" svg:height="15.395cm" xlink:href=".." xlink:type="simple" chart:class="chart:bar" chart:style-name="ch1">
        <chart:legend chart:legend-position="end" svg:x="33.06cm" svg:y="7.398cm" style:legend-expansion="high" chart:style-name="ch2"/>
        <chart:plot-area chart:style-name="ch3" table:cell-range-address="Sheet1.A1:Sheet1.B2048" chart:data-source-has-labels="column" svg:x="1.156cm" svg:y="1.363cm" svg:width="30.492cm" svg:height="13.305cm">
          <chartooo:coordinate-region svg:x="1.777cm" svg:y="1.562cm" svg:width="29.871cm" svg:height="12.052cm"/>
          <chart:axis chart:dimension="x" chart:name="primary-x" chart:style-name="ch4" chartooo:axis-type="auto">
            <chartooo:date-scale/>
            <chart:categories table:cell-range-address="Sheet1.A1:Sheet1.A20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2048" chart:class="chart:bar">
            <chart:data-point chart:repeated="204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1:Sheet1.A2048</svg:desc>
                </draw:g>
              </table:table-cell>
              <table:table-cell office:value-type="float" office:value="0">
                <text:p>0</text:p>
                <draw:g>
                  <svg:desc>Sheet1.B1:Sheet1.B204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81">
                <text:p>5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03">
                <text:p>6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8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1">
                <text:p>6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26">
                <text:p>6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27">
                <text:p>6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3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42">
                <text:p>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51">
                <text:p>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53">
                <text:p>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54">
                <text:p>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57">
                <text:p>6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59">
                <text:p>6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65">
                <text:p>6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68">
                <text:p>6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69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71">
                <text:p>6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72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4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77">
                <text:p>6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81">
                <text:p>6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83">
                <text:p>6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84">
                <text:p>6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87">
                <text:p>6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89">
                <text:p>6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92">
                <text:p>6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93">
                <text:p>6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95">
                <text:p>7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96">
                <text:p>7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97">
                <text:p>7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98">
                <text:p>7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99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01">
                <text:p>7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05">
                <text:p>7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07">
                <text:p>7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08">
                <text:p>7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09">
                <text:p>7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11">
                <text:p>7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13">
                <text:p>7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14">
                <text:p>7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16">
                <text:p>7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17">
                <text:p>7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19">
                <text:p>7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22">
                <text:p>7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23">
                <text:p>7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25">
                <text:p>7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28">
                <text:p>7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29">
                <text:p>7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31">
                <text:p>7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32">
                <text:p>7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33">
                <text:p>7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34">
                <text:p>7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35">
                <text:p>7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36">
                <text:p>7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37">
                <text:p>7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38">
                <text:p>7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39">
                <text:p>7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41">
                <text:p>7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42">
                <text:p>7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43">
                <text:p>7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44">
                <text:p>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5">
                <text:p>7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46">
                <text:p>7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47">
                <text:p>7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49">
                <text:p>7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51">
                <text:p>7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52">
                <text:p>7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53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4">
                <text:p>7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55">
                <text:p>7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56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7">
                <text:p>7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58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9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1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2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3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4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6">
                <text:p>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7">
                <text:p>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2">
                <text:p>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3">
                <text:p>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4">
                <text:p>7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75">
                <text:p>7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76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7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8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9">
                <text:p>7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1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2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3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4">
                <text:p>7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85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6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7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8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9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91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2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3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4">
                <text:p>7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96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7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8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9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1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2">
                <text:p>8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03">
                <text:p>8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04">
                <text:p>8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05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6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7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8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9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1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2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3">
                <text:p>8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14">
                <text:p>8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15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6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7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8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9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1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2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3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4">
                <text:p>8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6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7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8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9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31">
                <text:p>8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3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4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5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6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7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8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9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1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2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3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4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5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6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7">
                <text:p>8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48">
                <text:p>8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49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1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2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3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4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5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6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7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8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9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1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2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3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4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5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6">
                <text:p>8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67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8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9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71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2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3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4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5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6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7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8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9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81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2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3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4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5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6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7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9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1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2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3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4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5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7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8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9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1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2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3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4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5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6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7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8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9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1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2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3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4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5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6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7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8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9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1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2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3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4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5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6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7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8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9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1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2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3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4">
                <text:p>9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35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6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7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8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9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1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2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3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4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5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6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7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8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9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1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2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3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4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5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6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7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8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9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1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2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3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4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5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6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7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8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9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1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2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3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4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6">
                <text:p>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7">
                <text:p>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8">
                <text:p>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9">
                <text:p>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1">
                <text:p>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2">
                <text:p>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3">
                <text:p>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4">
                <text:p>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5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6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7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8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9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1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2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3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4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5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6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7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8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9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1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2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3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4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5">
                <text:p>1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6">
                <text:p>1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7">
                <text:p>1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8">
                <text:p>1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9">
                <text:p>1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1">
                <text:p>1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2">
                <text:p>1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3">
                <text:p>1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4">
                <text:p>1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5">
                <text:p>1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6">
                <text:p>1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7">
                <text:p>10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18">
                <text:p>1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9">
                <text:p>1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1">
                <text:p>1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2">
                <text:p>1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3">
                <text:p>1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5">
                <text:p>1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6">
                <text:p>1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7">
                <text:p>1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8">
                <text:p>1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9">
                <text:p>1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1">
                <text:p>1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2">
                <text:p>1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3">
                <text:p>1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4">
                <text:p>1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5">
                <text:p>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6">
                <text:p>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7">
                <text:p>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8">
                <text:p>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9">
                <text:p>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1">
                <text:p>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2">
                <text:p>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3">
                <text:p>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4">
                <text:p>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5">
                <text:p>1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6">
                <text:p>1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7">
                <text:p>1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8">
                <text:p>1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9">
                <text:p>1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1">
                <text:p>1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2">
                <text:p>1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3">
                <text:p>1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4">
                <text:p>1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5">
                <text:p>1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6">
                <text:p>1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7">
                <text:p>1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8">
                <text:p>10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59">
                <text:p>1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1">
                <text:p>1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2">
                <text:p>1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3">
                <text:p>1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4">
                <text:p>1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5">
                <text:p>1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6">
                <text:p>1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7">
                <text:p>1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8">
                <text:p>1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9">
                <text:p>1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1">
                <text:p>1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2">
                <text:p>1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3">
                <text:p>1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4">
                <text:p>1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5">
                <text:p>1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6">
                <text:p>10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77">
                <text:p>1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8">
                <text:p>1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9">
                <text:p>1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1">
                <text:p>1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2">
                <text:p>1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3">
                <text:p>1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4">
                <text:p>1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5">
                <text:p>10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86">
                <text:p>1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7">
                <text:p>1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8">
                <text:p>1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9">
                <text:p>1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1">
                <text:p>1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2">
                <text:p>1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3">
                <text:p>1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4">
                <text:p>1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5">
                <text:p>1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6">
                <text:p>1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7">
                <text:p>1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8">
                <text:p>1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9">
                <text:p>1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1">
                <text:p>1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2">
                <text:p>1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3">
                <text:p>1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4">
                <text:p>1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05">
                <text:p>1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6">
                <text:p>1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7">
                <text:p>1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8">
                <text:p>1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9">
                <text:p>1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1">
                <text:p>1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2">
                <text:p>1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3">
                <text:p>1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4">
                <text:p>1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5">
                <text:p>1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6">
                <text:p>1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7">
                <text:p>1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8">
                <text:p>1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9">
                <text:p>1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1">
                <text:p>1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2">
                <text:p>1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3">
                <text:p>1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4">
                <text:p>1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5">
                <text:p>1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6">
                <text:p>1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7">
                <text:p>1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8">
                <text:p>1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9">
                <text:p>1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1">
                <text:p>1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2">
                <text:p>1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3">
                <text:p>1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4">
                <text:p>1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5">
                <text:p>1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6">
                <text:p>1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7">
                <text:p>1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38">
                <text:p>1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9">
                <text:p>1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1">
                <text:p>1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2">
                <text:p>1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3">
                <text:p>1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4">
                <text:p>1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5">
                <text:p>1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6">
                <text:p>1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7">
                <text:p>1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8">
                <text:p>1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9">
                <text:p>1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1">
                <text:p>1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3">
                <text:p>1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4">
                <text:p>1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55">
                <text:p>1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6">
                <text:p>1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7">
                <text:p>1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8">
                <text:p>1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9">
                <text:p>1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1">
                <text:p>1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2">
                <text:p>1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3">
                <text:p>1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4">
                <text:p>1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5">
                <text:p>1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6">
                <text:p>1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7">
                <text:p>1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8">
                <text:p>1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9">
                <text:p>1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1">
                <text:p>1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2">
                <text:p>1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3">
                <text:p>1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4">
                <text:p>1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5">
                <text:p>1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6">
                <text:p>1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7">
                <text:p>1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8">
                <text:p>1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9">
                <text:p>1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1">
                <text:p>1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2">
                <text:p>1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3">
                <text:p>1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4">
                <text:p>1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5">
                <text:p>1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6">
                <text:p>1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7">
                <text:p>1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8">
                <text:p>1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9">
                <text:p>1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1">
                <text:p>1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2">
                <text:p>1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3">
                <text:p>1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4">
                <text:p>1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5">
                <text:p>1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6">
                <text:p>1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7">
                <text:p>1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8">
                <text:p>1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9">
                <text:p>1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1">
                <text:p>1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2">
                <text:p>1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3">
                <text:p>1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4">
                <text:p>1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5">
                <text:p>1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6">
                <text:p>1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7">
                <text:p>1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8">
                <text:p>1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9">
                <text:p>1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1">
                <text:p>1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2">
                <text:p>1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3">
                <text:p>1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4">
                <text:p>1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5">
                <text:p>1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6">
                <text:p>1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7">
                <text:p>1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8">
                <text:p>1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9">
                <text:p>1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1">
                <text:p>1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2">
                <text:p>1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3">
                <text:p>1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4">
                <text:p>1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5">
                <text:p>1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6">
                <text:p>1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7">
                <text:p>1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8">
                <text:p>1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9">
                <text:p>1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1">
                <text:p>1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2">
                <text:p>1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3">
                <text:p>1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4">
                <text:p>1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5">
                <text:p>1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6">
                <text:p>1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7">
                <text:p>1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8">
                <text:p>1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9">
                <text:p>1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1">
                <text:p>1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2">
                <text:p>1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3">
                <text:p>1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4">
                <text:p>1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5">
                <text:p>1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6">
                <text:p>1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7">
                <text:p>1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8">
                <text:p>1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9">
                <text:p>1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1">
                <text:p>1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2">
                <text:p>1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3">
                <text:p>1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4">
                <text:p>1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5">
                <text:p>1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6">
                <text:p>1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7">
                <text:p>1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8">
                <text:p>1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9">
                <text:p>1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1">
                <text:p>1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2">
                <text:p>1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3">
                <text:p>1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4">
                <text:p>1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5">
                <text:p>1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6">
                <text:p>1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7">
                <text:p>1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8">
                <text:p>1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9">
                <text:p>1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1">
                <text:p>1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2">
                <text:p>1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3">
                <text:p>1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4">
                <text:p>1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5">
                <text:p>1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6">
                <text:p>1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7">
                <text:p>1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8">
                <text:p>1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9">
                <text:p>1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1">
                <text:p>1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2">
                <text:p>1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3">
                <text:p>1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4">
                <text:p>1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5">
                <text:p>1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86">
                <text:p>1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7">
                <text:p>1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8">
                <text:p>1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9">
                <text:p>1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1">
                <text:p>1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2">
                <text:p>1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93">
                <text:p>1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4">
                <text:p>1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5">
                <text:p>1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6">
                <text:p>1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7">
                <text:p>1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8">
                <text:p>1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9">
                <text:p>1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1">
                <text:p>1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2">
                <text:p>1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3">
                <text:p>1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4">
                <text:p>1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5">
                <text:p>1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6">
                <text:p>1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7">
                <text:p>1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8">
                <text:p>1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9">
                <text:p>1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1">
                <text:p>1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2">
                <text:p>1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3">
                <text:p>1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4">
                <text:p>1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5">
                <text:p>1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6">
                <text:p>1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7">
                <text:p>1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8">
                <text:p>1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9">
                <text:p>1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1">
                <text:p>1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2">
                <text:p>1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3">
                <text:p>1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4">
                <text:p>1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5">
                <text:p>1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6">
                <text:p>1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7">
                <text:p>1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8">
                <text:p>1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9">
                <text:p>1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1">
                <text:p>1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2">
                <text:p>1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3">
                <text:p>1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4">
                <text:p>1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5">
                <text:p>1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6">
                <text:p>1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7">
                <text:p>1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8">
                <text:p>1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9">
                <text:p>1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1">
                <text:p>1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2">
                <text:p>1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3">
                <text:p>1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4">
                <text:p>1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5">
                <text:p>1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6">
                <text:p>1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7">
                <text:p>1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8">
                <text:p>1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9">
                <text:p>1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1">
                <text:p>1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2">
                <text:p>1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3">
                <text:p>1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4">
                <text:p>1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5">
                <text:p>1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6">
                <text:p>1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7">
                <text:p>1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8">
                <text:p>1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9">
                <text:p>1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1">
                <text:p>1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2">
                <text:p>13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63">
                <text:p>1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4">
                <text:p>1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5">
                <text:p>1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6">
                <text:p>1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7">
                <text:p>1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8">
                <text:p>1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9">
                <text:p>1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1">
                <text:p>1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2">
                <text:p>1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3">
                <text:p>1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4">
                <text:p>1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5">
                <text:p>1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6">
                <text:p>1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7">
                <text:p>1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8">
                <text:p>1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9">
                <text:p>1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1">
                <text:p>1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2">
                <text:p>1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3">
                <text:p>1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4">
                <text:p>1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5">
                <text:p>1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6">
                <text:p>1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7">
                <text:p>1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8">
                <text:p>1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9">
                <text:p>1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1">
                <text:p>1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2">
                <text:p>1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3">
                <text:p>13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94">
                <text:p>1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5">
                <text:p>1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6">
                <text:p>1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7">
                <text:p>1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8">
                <text:p>1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9">
                <text:p>1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1">
                <text:p>1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2">
                <text:p>1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03">
                <text:p>1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4">
                <text:p>1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05">
                <text:p>1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6">
                <text:p>1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7">
                <text:p>1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8">
                <text:p>1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9">
                <text:p>1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1">
                <text:p>1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2">
                <text:p>1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3">
                <text:p>1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4">
                <text:p>1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5">
                <text:p>1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6">
                <text:p>1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7">
                <text:p>1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8">
                <text:p>1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9">
                <text:p>1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1">
                <text:p>1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2">
                <text:p>1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3">
                <text:p>1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4">
                <text:p>1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5">
                <text:p>1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6">
                <text:p>1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7">
                <text:p>14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28">
                <text:p>1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9">
                <text:p>1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1">
                <text:p>1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2">
                <text:p>1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3">
                <text:p>1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4">
                <text:p>1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5">
                <text:p>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6">
                <text:p>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7">
                <text:p>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8">
                <text:p>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9">
                <text:p>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1">
                <text:p>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2">
                <text:p>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3">
                <text:p>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4">
                <text:p>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5">
                <text:p>1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6">
                <text:p>1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7">
                <text:p>1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8">
                <text:p>1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9">
                <text:p>1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1">
                <text:p>1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2">
                <text:p>1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3">
                <text:p>1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4">
                <text:p>1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5">
                <text:p>1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6">
                <text:p>1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7">
                <text:p>1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8">
                <text:p>1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9">
                <text:p>1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1">
                <text:p>1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2">
                <text:p>1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3">
                <text:p>1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4">
                <text:p>1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5">
                <text:p>1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6">
                <text:p>1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7">
                <text:p>1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8">
                <text:p>1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9">
                <text:p>1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1">
                <text:p>1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2">
                <text:p>1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3">
                <text:p>1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4">
                <text:p>1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5">
                <text:p>1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6">
                <text:p>1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7">
                <text:p>1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8">
                <text:p>1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9">
                <text:p>1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1">
                <text:p>1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2">
                <text:p>1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3">
                <text:p>1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4">
                <text:p>1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5">
                <text:p>1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6">
                <text:p>1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7">
                <text:p>1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8">
                <text:p>1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9">
                <text:p>1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1">
                <text:p>1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2">
                <text:p>1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3">
                <text:p>1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4">
                <text:p>1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5">
                <text:p>1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6">
                <text:p>1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7">
                <text:p>1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8">
                <text:p>1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9">
                <text:p>1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1">
                <text:p>1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2">
                <text:p>1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3">
                <text:p>1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4">
                <text:p>1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5">
                <text:p>1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6">
                <text:p>1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7">
                <text:p>1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8">
                <text:p>1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9">
                <text:p>1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1">
                <text:p>1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2">
                <text:p>1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3">
                <text:p>1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4">
                <text:p>1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5">
                <text:p>1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6">
                <text:p>1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7">
                <text:p>1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8">
                <text:p>1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9">
                <text:p>1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1">
                <text:p>1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2">
                <text:p>1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3">
                <text:p>1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4">
                <text:p>1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5">
                <text:p>1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6">
                <text:p>1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7">
                <text:p>1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8">
                <text:p>1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9">
                <text:p>1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1">
                <text:p>1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2">
                <text:p>1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3">
                <text:p>1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4">
                <text:p>1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5">
                <text:p>1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7">
                <text:p>1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8">
                <text:p>1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9">
                <text:p>1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1">
                <text:p>1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2">
                <text:p>1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3">
                <text:p>1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4">
                <text:p>1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5">
                <text:p>1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6">
                <text:p>1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7">
                <text:p>1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8">
                <text:p>1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9">
                <text:p>1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1">
                <text:p>1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2">
                <text:p>1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3">
                <text:p>1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4">
                <text:p>1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">
                <text:p>1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6">
                <text:p>1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7">
                <text:p>1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8">
                <text:p>1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9">
                <text:p>1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1">
                <text:p>1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2">
                <text:p>1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3">
                <text:p>1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4">
                <text:p>1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5">
                <text:p>1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6">
                <text:p>1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7">
                <text:p>1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8">
                <text:p>1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9">
                <text:p>1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0">
                <text:p>1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1">
                <text:p>1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2">
                <text:p>1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3">
                <text:p>1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4">
                <text:p>1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5">
                <text:p>1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6">
                <text:p>1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7">
                <text:p>1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8">
                <text:p>1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9">
                <text:p>1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80">
                <text:p>1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81">
                <text:p>1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82">
                <text:p>1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83">
                <text:p>1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84">
                <text:p>1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85">
                <text:p>1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86">
                <text:p>1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87">
                <text:p>1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88">
                <text:p>1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89">
                <text:p>1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90">
                <text:p>1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91">
                <text:p>1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92">
                <text:p>1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93">
                <text:p>1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94">
                <text:p>1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95">
                <text:p>1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96">
                <text:p>1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97">
                <text:p>1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98">
                <text:p>1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99">
                <text:p>1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1">
                <text:p>1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2">
                <text:p>1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3">
                <text:p>1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4">
                <text:p>1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5">
                <text:p>1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6">
                <text:p>1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7">
                <text:p>1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8">
                <text:p>1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9">
                <text:p>1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0">
                <text:p>1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1">
                <text:p>1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2">
                <text:p>1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3">
                <text:p>1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4">
                <text:p>1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5">
                <text:p>1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6">
                <text:p>1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7">
                <text:p>1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8">
                <text:p>1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9">
                <text:p>1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21">
                <text:p>1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22">
                <text:p>1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23">
                <text:p>1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24">
                <text:p>1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25">
                <text:p>1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26">
                <text:p>1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27">
                <text:p>1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28">
                <text:p>1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29">
                <text:p>1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0">
                <text:p>1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1">
                <text:p>1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2">
                <text:p>1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3">
                <text:p>1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4">
                <text:p>1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5">
                <text:p>1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6">
                <text:p>1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7">
                <text:p>1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8">
                <text:p>1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9">
                <text:p>1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41">
                <text:p>1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42">
                <text:p>1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43">
                <text:p>1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44">
                <text:p>1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45">
                <text:p>1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46">
                <text:p>1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47">
                <text:p>1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48">
                <text:p>1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49">
                <text:p>1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1">
                <text:p>1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">
                <text:p>1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3">
                <text:p>1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4">
                <text:p>1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5">
                <text:p>1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6">
                <text:p>1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7">
                <text:p>1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8">
                <text:p>1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9">
                <text:p>1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1">
                <text:p>1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2">
                <text:p>1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3">
                <text:p>1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4">
                <text:p>1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5">
                <text:p>1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6">
                <text:p>1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7">
                <text:p>1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8">
                <text:p>1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9">
                <text:p>1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70">
                <text:p>1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71">
                <text:p>1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72">
                <text:p>1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73">
                <text:p>1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74">
                <text:p>1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75">
                <text:p>1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76">
                <text:p>1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77">
                <text:p>1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78">
                <text:p>1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79">
                <text:p>1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1">
                <text:p>1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2">
                <text:p>1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3">
                <text:p>1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4">
                <text:p>1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5">
                <text:p>1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6">
                <text:p>1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7">
                <text:p>1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8">
                <text:p>1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9">
                <text:p>1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90">
                <text:p>1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91">
                <text:p>1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92">
                <text:p>1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93">
                <text:p>1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94">
                <text:p>1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95">
                <text:p>1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96">
                <text:p>1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97">
                <text:p>1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98">
                <text:p>1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99">
                <text:p>1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1">
                <text:p>1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2">
                <text:p>1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3">
                <text:p>1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4">
                <text:p>1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5">
                <text:p>1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6">
                <text:p>1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7">
                <text:p>1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8">
                <text:p>1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9">
                <text:p>1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0">
                <text:p>1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1">
                <text:p>1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2">
                <text:p>1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3">
                <text:p>1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4">
                <text:p>1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5">
                <text:p>1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6">
                <text:p>1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7">
                <text:p>1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8">
                <text:p>1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9">
                <text:p>1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1">
                <text:p>1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2">
                <text:p>1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3">
                <text:p>1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4">
                <text:p>1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5">
                <text:p>1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6">
                <text:p>1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7">
                <text:p>1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8">
                <text:p>1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9">
                <text:p>1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0">
                <text:p>1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1">
                <text:p>1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2">
                <text:p>1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3">
                <text:p>1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4">
                <text:p>1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5">
                <text:p>1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6">
                <text:p>1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7">
                <text:p>1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8">
                <text:p>1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9">
                <text:p>1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1">
                <text:p>1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2">
                <text:p>1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3">
                <text:p>1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4">
                <text:p>1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5">
                <text:p>1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6">
                <text:p>1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7">
                <text:p>1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8">
                <text:p>1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9">
                <text:p>1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1">
                <text:p>1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2">
                <text:p>1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3">
                <text:p>1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4">
                <text:p>1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5">
                <text:p>1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6">
                <text:p>1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7">
                <text:p>1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8">
                <text:p>1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9">
                <text:p>1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61">
                <text:p>1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62">
                <text:p>1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63">
                <text:p>1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64">
                <text:p>1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65">
                <text:p>1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66">
                <text:p>1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67">
                <text:p>1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68">
                <text:p>1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69">
                <text:p>1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0">
                <text:p>1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1">
                <text:p>1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2">
                <text:p>1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3">
                <text:p>1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4">
                <text:p>1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5">
                <text:p>1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6">
                <text:p>1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7">
                <text:p>1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8">
                <text:p>1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9">
                <text:p>1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1">
                <text:p>1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2">
                <text:p>1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3">
                <text:p>1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4">
                <text:p>1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5">
                <text:p>1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6">
                <text:p>1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7">
                <text:p>1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8">
                <text:p>1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9">
                <text:p>1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0">
                <text:p>1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1">
                <text:p>1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3">
                <text:p>1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4">
                <text:p>1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5">
                <text:p>1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6">
                <text:p>1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7">
                <text:p>1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8">
                <text:p>1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9">
                <text:p>18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1">
                <text:p>1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2">
                <text:p>1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3">
                <text:p>1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4">
                <text:p>1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5">
                <text:p>1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6">
                <text:p>1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7">
                <text:p>18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08">
                <text:p>1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9">
                <text:p>1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0">
                <text:p>1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1">
                <text:p>1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2">
                <text:p>1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3">
                <text:p>1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4">
                <text:p>1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5">
                <text:p>1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6">
                <text:p>1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7">
                <text:p>1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8">
                <text:p>1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9">
                <text:p>1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1">
                <text:p>18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22">
                <text:p>1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3">
                <text:p>1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4">
                <text:p>1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5">
                <text:p>1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6">
                <text:p>18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27">
                <text:p>1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8">
                <text:p>1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9">
                <text:p>1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0">
                <text:p>1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1">
                <text:p>1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2">
                <text:p>1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3">
                <text:p>1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4">
                <text:p>1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5">
                <text:p>1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6">
                <text:p>1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7">
                <text:p>1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8">
                <text:p>1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9">
                <text:p>1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1">
                <text:p>1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2">
                <text:p>1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3">
                <text:p>1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4">
                <text:p>1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5">
                <text:p>1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6">
                <text:p>1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7">
                <text:p>1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8">
                <text:p>1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9">
                <text:p>1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51">
                <text:p>1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52">
                <text:p>1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53">
                <text:p>1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54">
                <text:p>1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55">
                <text:p>1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56">
                <text:p>1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57">
                <text:p>1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58">
                <text:p>1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59">
                <text:p>1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1">
                <text:p>1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2">
                <text:p>1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3">
                <text:p>1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4">
                <text:p>1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5">
                <text:p>1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6">
                <text:p>1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7">
                <text:p>1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8">
                <text:p>1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9">
                <text:p>1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1">
                <text:p>1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2">
                <text:p>1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3">
                <text:p>1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4">
                <text:p>1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5">
                <text:p>1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6">
                <text:p>1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7">
                <text:p>1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8">
                <text:p>1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9">
                <text:p>1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1">
                <text:p>1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2">
                <text:p>1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3">
                <text:p>1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4">
                <text:p>1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5">
                <text:p>1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6">
                <text:p>1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7">
                <text:p>1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8">
                <text:p>1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9">
                <text:p>1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1">
                <text:p>1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2">
                <text:p>1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3">
                <text:p>1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4">
                <text:p>1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5">
                <text:p>1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6">
                <text:p>1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7">
                <text:p>1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8">
                <text:p>1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9">
                <text:p>1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1">
                <text:p>1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2">
                <text:p>1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3">
                <text:p>1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4">
                <text:p>1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5">
                <text:p>1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6">
                <text:p>1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7">
                <text:p>1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8">
                <text:p>1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9">
                <text:p>1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1">
                <text:p>1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2">
                <text:p>1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3">
                <text:p>1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4">
                <text:p>1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5">
                <text:p>1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6">
                <text:p>1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7">
                <text:p>1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8">
                <text:p>1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9">
                <text:p>1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1">
                <text:p>1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2">
                <text:p>1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3">
                <text:p>1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4">
                <text:p>1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5">
                <text:p>1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6">
                <text:p>1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7">
                <text:p>1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8">
                <text:p>1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9">
                <text:p>1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1">
                <text:p>1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2">
                <text:p>1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3">
                <text:p>1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4">
                <text:p>1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5">
                <text:p>1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6">
                <text:p>1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7">
                <text:p>1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8">
                <text:p>1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9">
                <text:p>1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1">
                <text:p>1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2">
                <text:p>1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3">
                <text:p>1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4">
                <text:p>1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5">
                <text:p>1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6">
                <text:p>1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7">
                <text:p>1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8">
                <text:p>1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9">
                <text:p>1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1">
                <text:p>1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2">
                <text:p>1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3">
                <text:p>1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4">
                <text:p>1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5">
                <text:p>1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6">
                <text:p>1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7">
                <text:p>1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8">
                <text:p>1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9">
                <text:p>1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1">
                <text:p>1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2">
                <text:p>1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3">
                <text:p>1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4">
                <text:p>1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5">
                <text:p>1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6">
                <text:p>1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7">
                <text:p>1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8">
                <text:p>1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9">
                <text:p>1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1">
                <text:p>1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2">
                <text:p>1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3">
                <text:p>1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4">
                <text:p>1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6">
                <text:p>2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7">
                <text:p>2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8">
                <text:p>2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9">
                <text:p>2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1">
                <text:p>2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2">
                <text:p>2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3">
                <text:p>2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4">
                <text:p>2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5">
                <text:p>2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6">
                <text:p>2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7">
                <text:p>2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8">
                <text:p>2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9">
                <text:p>2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1">
                <text:p>2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2">
                <text:p>2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3">
                <text:p>2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4">
                <text:p>2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5">
                <text:p>2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6">
                <text:p>2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7">
                <text:p>2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8">
                <text:p>2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9">
                <text:p>2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1">
                <text:p>2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2">
                <text:p>2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3">
                <text:p>2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4">
                <text:p>2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5">
                <text:p>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6">
                <text:p>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7">
                <text:p>20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